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Nimbus Roman No9 L" svg:font-family="'Nimbus Roman No9 L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 style:list-style-name="L1">
      <style:paragraph-properties fo:text-align="start" style:justify-single-word="false"/>
    </style:style>
    <style:style style:name="P10" style:family="paragraph" style:parent-style-name="Standard" style:list-style-name="L1">
      <style:paragraph-properties fo:text-align="start" style:justify-single-word="false"/>
    </style:style>
    <style:style style:name="P11" style:family="paragraph" style:parent-style-name="Standard" style:list-style-name="L1">
      <style:paragraph-properties fo:text-align="start" style:justify-single-word="false"/>
    </style:style>
    <style:style style:name="P12" style:family="paragraph" style:parent-style-name="Standard" style:list-style-name="L1">
      <style:paragraph-properties fo:text-align="start" style:justify-single-word="false"/>
    </style:style>
    <style:style style:name="P13" style:family="paragraph" style:parent-style-name="Standard" style:list-style-name="L1">
      <style:paragraph-properties fo:text-align="start" style:justify-single-word="false"/>
    </style:style>
    <style:style style:name="P14" style:family="paragraph" style:parent-style-name="Standard" style:list-style-name="L1">
      <style:paragraph-properties fo:text-align="start" style:justify-single-word="false"/>
    </style:style>
    <style:style style:name="P15" style:family="paragraph" style:parent-style-name="Standard" style:list-style-name="L2">
      <style:paragraph-properties fo:text-align="start" style:justify-single-word="false"/>
    </style:style>
    <style:style style:name="P16" style:family="paragraph" style:parent-style-name="Standard" style:list-style-name="L2">
      <style:paragraph-properties fo:text-align="start" style:justify-single-word="false"/>
    </style:style>
    <style:style style:name="P17" style:family="paragraph" style:parent-style-name="Standard" style:list-style-name="L2">
      <style:paragraph-properties fo:text-align="start" style:justify-single-word="false"/>
    </style:style>
    <style:style style:name="P18" style:family="paragraph" style:parent-style-name="Standard" style:list-style-name="L2">
      <style:paragraph-properties fo:text-align="start" style:justify-single-word="false"/>
    </style:style>
    <style:style style:name="P19" style:family="paragraph" style:parent-style-name="Standard" style:list-style-name="L2">
      <style:paragraph-properties fo:text-align="start" style:justify-single-word="false"/>
    </style:style>
    <style:style style:name="P20" style:family="paragraph" style:parent-style-name="Standard" style:list-style-name="L2">
      <style:paragraph-properties fo:text-align="start" style:justify-single-word="false"/>
    </style:style>
    <style:style style:name="P21" style:family="paragraph" style:parent-style-name="Standard" style:list-style-name="L1">
      <style:paragraph-properties fo:text-align="start" style:justify-single-word="false"/>
    </style:style>
    <style:style style:name="P22" style:family="paragraph" style:parent-style-name="Standard" style:list-style-name="L2">
      <style:paragraph-properties fo:text-align="start" style:justify-single-word="false"/>
    </style:style>
    <style:style style:name="P23" style:family="paragraph" style:parent-style-name="Standard" style:list-style-name="L3">
      <style:paragraph-properties fo:text-align="start" style:justify-single-word="false"/>
    </style:style>
    <style:style style:name="P24" style:family="paragraph" style:parent-style-name="Standard" style:list-style-name="L3">
      <style:paragraph-properties fo:text-align="start" style:justify-single-word="false"/>
    </style:style>
    <style:style style:name="P25" style:family="paragraph" style:parent-style-name="Standard" style:list-style-name="L5">
      <style:paragraph-properties fo:text-align="start" style:justify-single-word="false"/>
    </style:style>
    <style:style style:name="P26" style:family="paragraph" style:parent-style-name="Standard" style:list-style-name="L6">
      <style:paragraph-properties fo:text-align="start" style:justify-single-word="false"/>
    </style:style>
    <style:style style:name="P27" style:family="paragraph" style:parent-style-name="Standard" style:list-style-name="L6">
      <style:paragraph-properties fo:text-align="start" style:justify-single-word="false"/>
    </style:style>
    <style:style style:name="P28" style:family="paragraph" style:parent-style-name="Standard" style:list-style-name="L6">
      <style:paragraph-properties fo:text-align="start" style:justify-single-word="false"/>
    </style:style>
    <style:style style:name="P29" style:family="paragraph" style:parent-style-name="Standard" style:list-style-name="L6">
      <style:paragraph-properties fo:text-align="start" style:justify-single-word="false"/>
    </style:style>
    <style:style style:name="P30" style:family="paragraph" style:parent-style-name="Standard" style:list-style-name="L7">
      <style:paragraph-properties fo:text-align="start" style:justify-single-word="false"/>
    </style:style>
    <style:style style:name="P31" style:family="paragraph" style:parent-style-name="Standard" style:list-style-name="L7">
      <style:paragraph-properties fo:text-align="start" style:justify-single-word="false"/>
    </style:style>
    <style:style style:name="P3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5" style:family="paragraph" style:parent-style-name="Standard" style:list-style-name="L5">
      <style:paragraph-properties fo:text-align="start" style:justify-single-word="false"/>
      <style:text-properties fo:font-weight="bold" style:font-weight-asian="bold" style:font-weight-complex="bold"/>
    </style:style>
    <style:style style:name="P36" style:family="paragraph" style:parent-style-name="Standard" style:list-style-name="L7">
      <style:paragraph-properties fo:text-align="start" style:justify-single-word="false"/>
      <style:text-properties fo:font-weight="bold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8" style:family="paragraph" style:parent-style-name="Standard" style:list-style-name="L4"/>
    <style:style style:name="P39" style:family="paragraph" style:parent-style-name="Standard" style:list-style-name="L6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3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Build C++ code on MS Windows by using Cmake and Nmake</text:p>
      <text:p text:style-name="P37">(Perpetual Data)</text:p>
      <text:p text:style-name="P37">Haiyang Ma, <text:s/>22 Sep 2008</text:p>
      <text:p text:style-name="P1"/>
      <text:list text:style-name="L1">
        <text:list-item>
          <text:p text:style-name="P32">Purpose</text:p>
          <text:p text:style-name="P2">Build C++ code on Microsoft Windows. This is solution has been tested on XP, but it's supposed to the same on other windows versions.</text:p>
          <text:p text:style-name="P2"/>
        </text:list-item>
        <text:list-item>
          <text:p text:style-name="P32">Prerequisites</text:p>
          <text:p text:style-name="P2">Download the following softwares and install them.</text:p>
          <text:p text:style-name="P2">1) Visual C++ 2008 Express Edition. </text:p>
          <text:p text:style-name="P2">2) Cmake win32 executable file.</text:p>
          <text:p text:style-name="P2">3) Download google protocol buffer win32 executable file and put it to the system path, eg. C: /Windows/System32.</text:p>
          <text:p text:style-name="P2">If you are not the first person to add any of the following libraries, skip that step.</text:p>
          <text:p text:style-name="P2">4) Google test source code. )</text:p>
          <text:p text:style-name="P2">5) Google protocol buffer source code.</text:p>
          <text:p text:style-name="P2">6) <text:s/>Boost library win32 install file.</text:p>
          <text:p text:style-name="P2">7) Sqlite3 source code. (You can download compiled lib file by googling.)</text:p>
          <text:p text:style-name="P2">8) Crpyto++ source code.</text:p>
          <text:p text:style-name="P2"/>
        </text:list-item>
        <text:list-item>
          <text:p text:style-name="P32">Instructions</text:p>
          <text:p text:style-name="P2">1) <text:span text:style-name="T1">Build libraries. </text:span>If you are the first person to add any library of 2.4 -2.8, build the source code according the to instructions. Notice: all the libraries and our product must be built in the same way.</text:p>
        </text:list-item>
      </text:list>
      <text:list text:style-name="L2">
        <text:list-item>
          <text:p text:style-name="P15">Open the source code project in Visual C++ 2008 Express Edition (Say MSVC for short).</text:p>
        </text:list-item>
        <text:list-item>
          <text:p text:style-name="P15">Select the project which you want to build <text:s/>-&gt; Build Menu -&gt; Configuration Manager -&gt; Select Active configuration to 'Release'. -&gt; Close.</text:p>
        </text:list-item>
        <text:list-item>
          <text:p text:style-name="P15">Right click the project which you want to build -&gt; Properties -&gt; Configuration Properties -&gt; C/C++ -&gt;Code Generation -&gt; Select Runtime Library to Multi-threaded DLL(/MD) -&gt; Click 'OK' to save the change.</text:p>
        </text:list-item>
        <text:list-item>
          <text:p text:style-name="P15">Right click the project and select 'build'.</text:p>
        </text:list-item>
        <text:list-item>
          <text:p text:style-name="P15">Copy the built .lib file to the project 'lib' directory. Copy the built .dll file to project 'bin' directory (If it exists, otherwise just ignore it).</text:p>
        </text:list-item>
        <text:list-item>
          <text:p text:style-name="P15">Copy the header files of the library to the project 'include' directory. Notice: don't copy source files. eg. the files with extensions like .cc, .cpp, .c .</text:p>
          <text:p text:style-name="P15"/>
        </text:list-item>
      </text:list>
      <text:list text:style-name="L3">
        <text:list-header>
          <text:p text:style-name="P23">2)<text:span text:style-name="T1"> Create Visual Studio command line. [1] </text:span></text:p>
        </text:list-header>
        <text:list-item>
          <text:p text:style-name="P23">Make sure “C:\Microsoft Visual Studio 9.0\VC\bin” is added to the system path. Create a batch file called 'ComineVSCmdPrompt.bat' to the project bin directory and add the following <text:soft-page-break/>commands to it:</text:p>
        </text:list-item>
      </text:list>
      <text:p text:style-name="Standard">@if exist “C:\Microsoft Visual Studio 9.0\Common7\Tools\vsvars32.bat” (</text:p>
      <text:p text:style-name="Standard"><text:s text:c="3"/>@call “C:\Microsoft Visual Studio 9.0\Common7\Tools\vsvars32.bat”</text:p>
      <text:p text:style-name="Standard"><text:s text:c="3"/>@echo INFO: Build environment successfully set ...</text:p>
      <text:p text:style-name="Standard">) else (</text:p>
      <text:p text:style-name="Standard"><text:s text:c="2"/>echo WARNING: vsvars32.bat not found in “C:\Microsoft Visual Studio 9.0\Common7\Tools”</text:p>
      <text:p text:style-name="Standard">)</text:p>
      <text:list text:style-name="L4">
        <text:list-item>
          <text:p text:style-name="P38">Now, create a “Combined Edition Visual C++” command prompt shortcut that has the following properties:</text:p>
        </text:list-item>
      </text:list>
      <text:p text:style-name="Standard"/>
      <text:p text:style-name="Standard">Target: %SystemRoot%\system32\cmd.exe /K call “path_to_your_bat_file\ ComineVSCmdPrompt.bat”</text:p>
      <text:p text:style-name="Standard">Start in: path_to_your_project_home_directory</text:p>
      <text:p text:style-name="Standard"/>
      <text:p text:style-name="Standard"/>
      <text:list text:style-name="L5">
        <text:list-header>
          <text:p text:style-name="P35">3) Build the project.</text:p>
          <text:p text:style-name="P25"/>
        </text:list-header>
      </text:list>
      <text:list text:style-name="L6">
        <text:list-item>
          <text:p text:style-name="P26"><text:s text:c="3"/>Double-click on the <text:span text:style-name="T2">“Combined Edition Visual C++” shortcut. Go to the project home directory.</text:span></text:p>
        </text:list-item>
        <text:list-item>
          <text:p text:style-name="P26"><text:span text:style-name="T2">Open the CmakeSetup.exe (Replace 2.6 with your CMake version number. Replace</text:span> 'e:\dawn'<text:span text:style-name="T2"> with the actual path)</text:span></text:p>
          <text:p text:style-name="P39">“C:\Program Files\Cmake 2.6\bin\CMakeSetup.exe” e:\dawn</text:p>
        </text:list-item>
        <text:list-item>
          <text:p text:style-name="P26"><text:span text:style-name="T2">Click 'Configure' in the CMake window. Select 'Build for: NMake Makefiles'. Set the 'CMAKE_BUILD_TYPE' to 'Release'. Set 'EXECUTABLE_OUTPUT_PATH' to </text:span>'E:/dawn/build'. <text:span text:style-name="T2">Set 'LIBRARY_OUTPUT_PATH' t</text:span>o 'E:/dawn/build'.<text:span text:style-name="T2"> And then 'OK'.</text:span></text:p>
        </text:list-item>
        <text:list-item>
          <text:p text:style-name="P26"><text:span text:style-name="T2">Check you have a Makefile in the project home directory. In the “Combined Edition Visual C++”, type 'nmake'. Your project should compile now. Other useful commands: nmake rebuild_cache, nmake clear.</text:span></text:p>
        </text:list-item>
      </text:list>
      <text:p text:style-name="P1"><text:span text:style-name="T2"/></text:p>
      <text:list text:style-name="L7">
        <text:list-item>
          <text:p text:style-name="P36">Reference</text:p>
          <text:p text:style-name="P30"><text:span text:style-name="T2">[1]</text:span><text:bookmark text:name="ru4e"/><text:bookmark text:name="hkb4"/><text:bookmark text:name="hkb40"/><text:a xlink:type="simple" xlink:href="http://www.cmake.org/Wiki/CMake_Generator_Specific_Information#How_to_generate_NMake_Makefiles_using_Visual_C.2B.2B_Express_Edition_.28free_Visual_Studio_8.29" office:target-frame-name="_blank" xlink:show="new"><text:span text:style-name="T3">http://www.cmake.org/Wiki/CMake_Generator_Specific_Information#How_to_generate_NMake_Makefiles_using_Visual_C.2B.2B_Express_Edition_.28free_Visual_Studio_8.29</text:span></text:a></text:p>
          <text:p text:style-name="P30"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Nimbus Roman No9 L" svg:font-family="'Nimbus Roman No9 L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Nimbus Roman No9 L" fo:font-size="24pt" fo:font-weight="bold" style:font-name-asian="DejaVuSans" style:font-size-asian="24pt" style:font-weight-asian="bold" style:font-name-complex="Tahoma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Haiyang</meta:initial-creator>
    <meta:creation-date>2008-09-22T11:10:59</meta:creation-date>
    <dc:creator>Haiyang</dc:creator>
    <dc:date>2008-09-22T14:19:45</dc:date>
    <meta:editing-cycles>53</meta:editing-cycles>
    <meta:editing-duration>PT3H8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3" meta:word-count="547" meta:character-count="3394"/>
  </office:meta>
</office:document-meta>
</file>